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52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563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175cm"/>
    </style:style>
    <style:style style:name="co6" style:family="table-column">
      <style:table-column-properties fo:break-before="auto" style:column-width="2.591cm"/>
    </style:style>
    <style:style style:name="co7" style:family="table-column">
      <style:table-column-properties fo:break-before="auto" style:column-width="3.233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5.83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43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<text:s/>Threads</text:p>
          </table:table-cell>
          <table:table-cell office:value-type="string">
            <text:p><text:s/>Average Error</text:p>
          </table:table-cell>
          <table:table-cell office:value-type="string">
            <text:p><text:s/>Conf Interval low</text:p>
          </table:table-cell>
          <table:table-cell office:value-type="string">
            <text:p><text:s/>Conf Interval high</text:p>
          </table:table-cell>
          <table:table-cell office:value-type="string">
            <text:p><text:s/>Average Time</text:p>
          </table:table-cell>
          <table:table-cell office:value-type="string">
            <text:p><text:s/>Conf avg time low</text:p>
          </table:table-cell>
          <table:table-cell office:value-type="string">
            <text:p><text:s/>Conf avg time high</text:p>
          </table:table-cell>
          <table:table-cell table:number-columns-repeated="4"/>
        </table:table-row>
        <table:table-row table:style-name="ro2">
          <table:table-cell office:value-type="string">
            <text:p>clonebased-ArithmeticMean</text:p>
          </table:table-cell>
          <table:table-cell office:value-type="float" office:value="1">
            <text:p>1</text:p>
          </table:table-cell>
          <table:table-cell office:value-type="float" office:value="0.177277">
            <text:p>0,177277</text:p>
          </table:table-cell>
          <table:table-cell office:value-type="float" office:value="0.098514">
            <text:p>0,098514</text:p>
          </table:table-cell>
          <table:table-cell office:value-type="float" office:value="0.256041">
            <text:p>0,256041</text:p>
          </table:table-cell>
          <table:table-cell office:value-type="float" office:value="39039">
            <text:p>39039</text:p>
          </table:table-cell>
          <table:table-cell office:value-type="float" office:value="29137">
            <text:p>29137</text:p>
          </table:table-cell>
          <table:table-cell office:value-type="float" office:value="48940">
            <text:p>48940</text:p>
          </table:table-cell>
          <table:table-cell office:value-type="string">
            <text:p>clonebased-ArithmeticMean</text:p>
          </table:table-cell>
          <table:table-cell table:formula="of:=AVERAGE([.C2:.C9])" office:value-type="float" office:value="0.170327875">
            <text:p>0,170327875</text:p>
          </table:table-cell>
          <table:table-cell table:formula="of:=AVERAGE([.D2:.D9])" office:value-type="float" office:value="0.130938">
            <text:p>0,130938</text:p>
          </table:table-cell>
          <table:table-cell table:formula="of:=AVERAGE([.E2:.E9])" office:value-type="float" office:value="0.209717875">
            <text:p>0,209717875</text:p>
          </table:table-cell>
        </table:table-row>
        <table:table-row table:style-name="ro2">
          <table:table-cell office:value-type="string">
            <text:p>clonebased-ArithmeticMean</text:p>
          </table:table-cell>
          <table:table-cell office:value-type="float" office:value="2">
            <text:p>2</text:p>
          </table:table-cell>
          <table:table-cell office:value-type="float" office:value="0.175946">
            <text:p>0,175946</text:p>
          </table:table-cell>
          <table:table-cell office:value-type="float" office:value="0.126637">
            <text:p>0,126637</text:p>
          </table:table-cell>
          <table:table-cell office:value-type="float" office:value="0.225255">
            <text:p>0,225255</text:p>
          </table:table-cell>
          <table:table-cell office:value-type="float" office:value="27479">
            <text:p>27479</text:p>
          </table:table-cell>
          <table:table-cell office:value-type="float" office:value="15817">
            <text:p>15817</text:p>
          </table:table-cell>
          <table:table-cell office:value-type="float" office:value="39141">
            <text:p>39141</text:p>
          </table:table-cell>
          <table:table-cell office:value-type="string">
            <text:p>clonebased_revised-ArithmeticMean</text:p>
          </table:table-cell>
          <table:table-cell table:formula="of:=AVERAGE([.C10:.C17])" office:value-type="float" office:value="0.172247625">
            <text:p>0,172247625</text:p>
          </table:table-cell>
          <table:table-cell table:formula="of:=AVERAGE([.D10:.D17])" office:value-type="float" office:value="0.128716">
            <text:p>0,128716</text:p>
          </table:table-cell>
          <table:table-cell table:formula="of:=AVERAGE([.E10:.E17])" office:value-type="float" office:value="0.21577925">
            <text:p>0,21577925</text:p>
          </table:table-cell>
        </table:table-row>
        <table:table-row table:style-name="ro2">
          <table:table-cell office:value-type="string">
            <text:p>clonebased-ArithmeticMean</text:p>
          </table:table-cell>
          <table:table-cell office:value-type="float" office:value="3">
            <text:p>3</text:p>
          </table:table-cell>
          <table:table-cell office:value-type="float" office:value="0.17513">
            <text:p>0,17513</text:p>
          </table:table-cell>
          <table:table-cell office:value-type="float" office:value="0.120387">
            <text:p>0,120387</text:p>
          </table:table-cell>
          <table:table-cell office:value-type="float" office:value="0.229872">
            <text:p>0,229872</text:p>
          </table:table-cell>
          <table:table-cell office:value-type="float" office:value="29077">
            <text:p>29077</text:p>
          </table:table-cell>
          <table:table-cell office:value-type="float" office:value="16642">
            <text:p>16642</text:p>
          </table:table-cell>
          <table:table-cell office:value-type="float" office:value="41511">
            <text:p>41511</text:p>
          </table:table-cell>
          <table:table-cell office:value-type="string">
            <text:p>clonebased-Genetic</text:p>
          </table:table-cell>
          <table:table-cell table:formula="of:=AVERAGE([.C18:.C25])" office:value-type="float" office:value="0.187809625">
            <text:p>0,187809625</text:p>
          </table:table-cell>
          <table:table-cell table:formula="of:=AVERAGE([.D18:.D25])" office:value-type="float" office:value="0.0753855">
            <text:p>0,0753855</text:p>
          </table:table-cell>
          <table:table-cell table:formula="of:=AVERAGE([.E18:.E25])" office:value-type="float" office:value="0.300234375">
            <text:p>0,300234375</text:p>
          </table:table-cell>
        </table:table-row>
        <table:table-row table:style-name="ro2">
          <table:table-cell office:value-type="string">
            <text:p>clonebased-ArithmeticMean</text:p>
          </table:table-cell>
          <table:table-cell office:value-type="float" office:value="4">
            <text:p>4</text:p>
          </table:table-cell>
          <table:table-cell office:value-type="float" office:value="0.17038">
            <text:p>0,17038</text:p>
          </table:table-cell>
          <table:table-cell office:value-type="float" office:value="0.13147">
            <text:p>0,13147</text:p>
          </table:table-cell>
          <table:table-cell office:value-type="float" office:value="0.209289">
            <text:p>0,209289</text:p>
          </table:table-cell>
          <table:table-cell office:value-type="float" office:value="32261">
            <text:p>32261</text:p>
          </table:table-cell>
          <table:table-cell office:value-type="float" office:value="22758">
            <text:p>22758</text:p>
          </table:table-cell>
          <table:table-cell office:value-type="float" office:value="41763">
            <text:p>41763</text:p>
          </table:table-cell>
          <table:table-cell office:value-type="string">
            <text:p>clonebased_revised-Genetic</text:p>
          </table:table-cell>
          <table:table-cell table:formula="of:=AVERAGE([.C26:.C33])" office:value-type="float" office:value="0.185458375">
            <text:p>0,185458375</text:p>
          </table:table-cell>
          <table:table-cell table:formula="of:=AVERAGE([.D26:.D33])" office:value-type="float" office:value="0.073519125">
            <text:p>0,073519125</text:p>
          </table:table-cell>
          <table:table-cell table:formula="of:=AVERAGE([.E26:.E33])" office:value-type="float" office:value="0.2973975">
            <text:p>0,2973975</text:p>
          </table:table-cell>
        </table:table-row>
        <table:table-row table:style-name="ro2">
          <table:table-cell office:value-type="string">
            <text:p>clonebased-ArithmeticMean</text:p>
          </table:table-cell>
          <table:table-cell office:value-type="float" office:value="5">
            <text:p>5</text:p>
          </table:table-cell>
          <table:table-cell office:value-type="float" office:value="0.168883">
            <text:p>0,168883</text:p>
          </table:table-cell>
          <table:table-cell office:value-type="float" office:value="0.148315">
            <text:p>0,148315</text:p>
          </table:table-cell>
          <table:table-cell office:value-type="float" office:value="0.189451">
            <text:p>0,189451</text:p>
          </table:table-cell>
          <table:table-cell office:value-type="float" office:value="34107">
            <text:p>34107</text:p>
          </table:table-cell>
          <table:table-cell office:value-type="float" office:value="23270">
            <text:p>23270</text:p>
          </table:table-cell>
          <table:table-cell office:value-type="float" office:value="44943">
            <text:p>44943</text:p>
          </table:table-cell>
          <table:table-cell office:value-type="string">
            <text:p>mlp</text:p>
          </table:table-cell>
          <table:table-cell table:formula="of:=AVERAGE([.C34:.C41])" office:value-type="float" office:value="0.187099">
            <text:p>0,187099</text:p>
          </table:table-cell>
          <table:table-cell table:formula="of:=AVERAGE([.D34:.D41])" office:value-type="float" office:value="0.088573">
            <text:p>0,088573</text:p>
          </table:table-cell>
          <table:table-cell table:formula="of:=AVERAGE([.E34:.E41])" office:value-type="float" office:value="0.285624">
            <text:p>0,285624</text:p>
          </table:table-cell>
        </table:table-row>
        <table:table-row table:style-name="ro2">
          <table:table-cell office:value-type="string">
            <text:p>clonebased-ArithmeticMean</text:p>
          </table:table-cell>
          <table:table-cell office:value-type="float" office:value="6">
            <text:p>6</text:p>
          </table:table-cell>
          <table:table-cell office:value-type="float" office:value="0.166104">
            <text:p>0,166104</text:p>
          </table:table-cell>
          <table:table-cell office:value-type="float" office:value="0.137321">
            <text:p>0,137321</text:p>
          </table:table-cell>
          <table:table-cell office:value-type="float" office:value="0.194888">
            <text:p>0,194888</text:p>
          </table:table-cell>
          <table:table-cell office:value-type="float" office:value="36294">
            <text:p>36294</text:p>
          </table:table-cell>
          <table:table-cell office:value-type="float" office:value="21084">
            <text:p>21084</text:p>
          </table:table-cell>
          <table:table-cell office:value-type="float" office:value="51503">
            <text:p>51503</text:p>
          </table:table-cell>
          <table:table-cell office:value-type="string">
            <text:p>pmlp</text:p>
          </table:table-cell>
          <table:table-cell table:formula="of:=AVERAGE([.C42:.C49])" office:value-type="float" office:value="0.187099">
            <text:p>0,187099</text:p>
          </table:table-cell>
          <table:table-cell table:formula="of:=AVERAGE([.D42:.D49])" office:value-type="float" office:value="0.088573">
            <text:p>0,088573</text:p>
          </table:table-cell>
          <table:table-cell table:formula="of:=AVERAGE([.E42:.E49])" office:value-type="float" office:value="0.285624">
            <text:p>0,285624</text:p>
          </table:table-cell>
        </table:table-row>
        <table:table-row table:style-name="ro2">
          <table:table-cell office:value-type="string">
            <text:p>clonebased-ArithmeticMean</text:p>
          </table:table-cell>
          <table:table-cell office:value-type="float" office:value="7">
            <text:p>7</text:p>
          </table:table-cell>
          <table:table-cell office:value-type="float" office:value="0.164212">
            <text:p>0,164212</text:p>
          </table:table-cell>
          <table:table-cell office:value-type="float" office:value="0.144782">
            <text:p>0,144782</text:p>
          </table:table-cell>
          <table:table-cell office:value-type="float" office:value="0.183642">
            <text:p>0,183642</text:p>
          </table:table-cell>
          <table:table-cell office:value-type="float" office:value="41654">
            <text:p>41654</text:p>
          </table:table-cell>
          <table:table-cell office:value-type="float" office:value="26703">
            <text:p>26703</text:p>
          </table:table-cell>
          <table:table-cell office:value-type="float" office:value="56604">
            <text:p>56604</text:p>
          </table:table-cell>
          <table:table-cell office:value-type="string">
            <text:p>batch</text:p>
          </table:table-cell>
          <table:table-cell table:formula="of:=AVERAGE([.C50:.C57])" office:value-type="float" office:value="0.140701">
            <text:p>0,140701</text:p>
          </table:table-cell>
          <table:table-cell table:formula="of:=AVERAGE([.D50:.D57])" office:value-type="float" office:value="0.096499">
            <text:p>0,096499</text:p>
          </table:table-cell>
          <table:table-cell table:formula="of:=AVERAGE([.E50:.E57])" office:value-type="float" office:value="0.184903">
            <text:p>0,184903</text:p>
          </table:table-cell>
        </table:table-row>
        <table:table-row table:style-name="ro3">
          <table:table-cell office:value-type="string">
            <text:p>clonebased-ArithmeticMean</text:p>
          </table:table-cell>
          <table:table-cell office:value-type="float" office:value="8">
            <text:p>8</text:p>
          </table:table-cell>
          <table:table-cell office:value-type="float" office:value="0.164691">
            <text:p>0,164691</text:p>
          </table:table-cell>
          <table:table-cell office:value-type="float" office:value="0.140078">
            <text:p>0,140078</text:p>
          </table:table-cell>
          <table:table-cell office:value-type="float" office:value="0.189305">
            <text:p>0,189305</text:p>
          </table:table-cell>
          <table:table-cell office:value-type="float" office:value="44647">
            <text:p>44647</text:p>
          </table:table-cell>
          <table:table-cell office:value-type="float" office:value="29864">
            <text:p>29864</text:p>
          </table:table-cell>
          <table:table-cell office:value-type="float" office:value="59429">
            <text:p>59429</text:p>
          </table:table-cell>
          <table:table-cell table:number-columns-repeated="4"/>
        </table:table-row>
        <table:table-row table:style-name="ro3">
          <table:table-cell office:value-type="string">
            <text:p>clonebased_revised-ArithmeticMean</text:p>
          </table:table-cell>
          <table:table-cell office:value-type="float" office:value="1">
            <text:p>1</text:p>
          </table:table-cell>
          <table:table-cell office:value-type="float" office:value="0.187108">
            <text:p>0,187108</text:p>
          </table:table-cell>
          <table:table-cell office:value-type="float" office:value="0.08531">
            <text:p>0,08531</text:p>
          </table:table-cell>
          <table:table-cell office:value-type="float" office:value="0.288906">
            <text:p>0,288906</text:p>
          </table:table-cell>
          <table:table-cell office:value-type="float" office:value="43550">
            <text:p>43550</text:p>
          </table:table-cell>
          <table:table-cell office:value-type="float" office:value="28283">
            <text:p>28283</text:p>
          </table:table-cell>
          <table:table-cell office:value-type="float" office:value="58816">
            <text:p>58816</text:p>
          </table:table-cell>
          <table:table-cell table:number-columns-repeated="4"/>
        </table:table-row>
        <table:table-row table:style-name="ro3">
          <table:table-cell office:value-type="string">
            <text:p>clonebased_revised-ArithmeticMean</text:p>
          </table:table-cell>
          <table:table-cell office:value-type="float" office:value="2">
            <text:p>2</text:p>
          </table:table-cell>
          <table:table-cell office:value-type="float" office:value="0.175656">
            <text:p>0,175656</text:p>
          </table:table-cell>
          <table:table-cell office:value-type="float" office:value="0.117846">
            <text:p>0,117846</text:p>
          </table:table-cell>
          <table:table-cell office:value-type="float" office:value="0.233465">
            <text:p>0,233465</text:p>
          </table:table-cell>
          <table:table-cell office:value-type="float" office:value="27032">
            <text:p>27032</text:p>
          </table:table-cell>
          <table:table-cell office:value-type="float" office:value="17898">
            <text:p>17898</text:p>
          </table:table-cell>
          <table:table-cell office:value-type="float" office:value="36165">
            <text:p>36165</text:p>
          </table:table-cell>
          <table:table-cell table:number-columns-repeated="4"/>
        </table:table-row>
        <table:table-row table:style-name="ro3">
          <table:table-cell office:value-type="string">
            <text:p>clonebased_revised-ArithmeticMean</text:p>
          </table:table-cell>
          <table:table-cell office:value-type="float" office:value="3">
            <text:p>3</text:p>
          </table:table-cell>
          <table:table-cell office:value-type="float" office:value="0.17686">
            <text:p>0,17686</text:p>
          </table:table-cell>
          <table:table-cell office:value-type="float" office:value="0.116903">
            <text:p>0,116903</text:p>
          </table:table-cell>
          <table:table-cell office:value-type="float" office:value="0.236818">
            <text:p>0,236818</text:p>
          </table:table-cell>
          <table:table-cell office:value-type="float" office:value="26335">
            <text:p>26335</text:p>
          </table:table-cell>
          <table:table-cell office:value-type="float" office:value="16201">
            <text:p>16201</text:p>
          </table:table-cell>
          <table:table-cell office:value-type="float" office:value="36468">
            <text:p>36468</text:p>
          </table:table-cell>
          <table:table-cell table:number-columns-repeated="4"/>
        </table:table-row>
        <table:table-row table:style-name="ro3">
          <table:table-cell office:value-type="string">
            <text:p>clonebased_revised-ArithmeticMean</text:p>
          </table:table-cell>
          <table:table-cell office:value-type="float" office:value="4">
            <text:p>4</text:p>
          </table:table-cell>
          <table:table-cell office:value-type="float" office:value="0.172886">
            <text:p>0,172886</text:p>
          </table:table-cell>
          <table:table-cell office:value-type="float" office:value="0.135338">
            <text:p>0,135338</text:p>
          </table:table-cell>
          <table:table-cell office:value-type="float" office:value="0.210434">
            <text:p>0,210434</text:p>
          </table:table-cell>
          <table:table-cell office:value-type="float" office:value="27247">
            <text:p>27247</text:p>
          </table:table-cell>
          <table:table-cell office:value-type="float" office:value="17401">
            <text:p>17401</text:p>
          </table:table-cell>
          <table:table-cell office:value-type="float" office:value="37092">
            <text:p>37092</text:p>
          </table:table-cell>
          <table:table-cell table:number-columns-repeated="4"/>
        </table:table-row>
        <table:table-row table:style-name="ro3">
          <table:table-cell office:value-type="string">
            <text:p>clonebased_revised-ArithmeticMean</text:p>
          </table:table-cell>
          <table:table-cell office:value-type="float" office:value="5">
            <text:p>5</text:p>
          </table:table-cell>
          <table:table-cell office:value-type="float" office:value="0.170189">
            <text:p>0,170189</text:p>
          </table:table-cell>
          <table:table-cell office:value-type="float" office:value="0.139927">
            <text:p>0,139927</text:p>
          </table:table-cell>
          <table:table-cell office:value-type="float" office:value="0.200451">
            <text:p>0,200451</text:p>
          </table:table-cell>
          <table:table-cell office:value-type="float" office:value="33003">
            <text:p>33003</text:p>
          </table:table-cell>
          <table:table-cell office:value-type="float" office:value="21774">
            <text:p>21774</text:p>
          </table:table-cell>
          <table:table-cell office:value-type="float" office:value="44231">
            <text:p>44231</text:p>
          </table:table-cell>
          <table:table-cell table:number-columns-repeated="4"/>
        </table:table-row>
        <table:table-row table:style-name="ro3">
          <table:table-cell office:value-type="string">
            <text:p>clonebased_revised-ArithmeticMean</text:p>
          </table:table-cell>
          <table:table-cell office:value-type="float" office:value="6">
            <text:p>6</text:p>
          </table:table-cell>
          <table:table-cell office:value-type="float" office:value="0.166141">
            <text:p>0,166141</text:p>
          </table:table-cell>
          <table:table-cell office:value-type="float" office:value="0.144623">
            <text:p>0,144623</text:p>
          </table:table-cell>
          <table:table-cell office:value-type="float" office:value="0.18766">
            <text:p>0,18766</text:p>
          </table:table-cell>
          <table:table-cell office:value-type="float" office:value="37306">
            <text:p>37306</text:p>
          </table:table-cell>
          <table:table-cell office:value-type="float" office:value="25275">
            <text:p>25275</text:p>
          </table:table-cell>
          <table:table-cell office:value-type="float" office:value="49336">
            <text:p>49336</text:p>
          </table:table-cell>
          <table:table-cell table:number-columns-repeated="4"/>
        </table:table-row>
        <table:table-row table:style-name="ro3">
          <table:table-cell office:value-type="string">
            <text:p>clonebased_revised-ArithmeticMean</text:p>
          </table:table-cell>
          <table:table-cell office:value-type="float" office:value="7">
            <text:p>7</text:p>
          </table:table-cell>
          <table:table-cell office:value-type="float" office:value="0.163193">
            <text:p>0,163193</text:p>
          </table:table-cell>
          <table:table-cell office:value-type="float" office:value="0.145784">
            <text:p>0,145784</text:p>
          </table:table-cell>
          <table:table-cell office:value-type="float" office:value="0.180602">
            <text:p>0,180602</text:p>
          </table:table-cell>
          <table:table-cell office:value-type="float" office:value="39560">
            <text:p>39560</text:p>
          </table:table-cell>
          <table:table-cell office:value-type="float" office:value="26034">
            <text:p>26034</text:p>
          </table:table-cell>
          <table:table-cell office:value-type="float" office:value="53085">
            <text:p>53085</text:p>
          </table:table-cell>
          <table:table-cell table:number-columns-repeated="4"/>
        </table:table-row>
        <table:table-row table:style-name="ro3">
          <table:table-cell office:value-type="string">
            <text:p>clonebased_revised-ArithmeticMean</text:p>
          </table:table-cell>
          <table:table-cell office:value-type="float" office:value="8">
            <text:p>8</text:p>
          </table:table-cell>
          <table:table-cell office:value-type="float" office:value="0.165948">
            <text:p>0,165948</text:p>
          </table:table-cell>
          <table:table-cell office:value-type="float" office:value="0.143997">
            <text:p>0,143997</text:p>
          </table:table-cell>
          <table:table-cell office:value-type="float" office:value="0.187898">
            <text:p>0,187898</text:p>
          </table:table-cell>
          <table:table-cell office:value-type="float" office:value="42430">
            <text:p>42430</text:p>
          </table:table-cell>
          <table:table-cell office:value-type="float" office:value="28725">
            <text:p>28725</text:p>
          </table:table-cell>
          <table:table-cell office:value-type="float" office:value="56134">
            <text:p>56134</text:p>
          </table:table-cell>
          <table:table-cell table:number-columns-repeated="4"/>
        </table:table-row>
        <table:table-row table:style-name="ro3">
          <table:table-cell office:value-type="string">
            <text:p>clonebased-Genetic</text:p>
          </table:table-cell>
          <table:table-cell office:value-type="float" office:value="1">
            <text:p>1</text:p>
          </table:table-cell>
          <table:table-cell office:value-type="float" office:value="0.177277">
            <text:p>0,177277</text:p>
          </table:table-cell>
          <table:table-cell office:value-type="float" office:value="0.098514">
            <text:p>0,098514</text:p>
          </table:table-cell>
          <table:table-cell office:value-type="float" office:value="0.256041">
            <text:p>0,256041</text:p>
          </table:table-cell>
          <table:table-cell office:value-type="float" office:value="39485">
            <text:p>39485</text:p>
          </table:table-cell>
          <table:table-cell office:value-type="float" office:value="25598">
            <text:p>25598</text:p>
          </table:table-cell>
          <table:table-cell office:value-type="float" office:value="53371">
            <text:p>53371</text:p>
          </table:table-cell>
          <table:table-cell table:number-columns-repeated="4"/>
        </table:table-row>
        <table:table-row table:style-name="ro3">
          <table:table-cell office:value-type="string">
            <text:p>clonebased-Genetic</text:p>
          </table:table-cell>
          <table:table-cell office:value-type="float" office:value="2">
            <text:p>2</text:p>
          </table:table-cell>
          <table:table-cell office:value-type="float" office:value="0.188888">
            <text:p>0,188888</text:p>
          </table:table-cell>
          <table:table-cell office:value-type="float" office:value="0.081346">
            <text:p>0,081346</text:p>
          </table:table-cell>
          <table:table-cell office:value-type="float" office:value="0.29643">
            <text:p>0,29643</text:p>
          </table:table-cell>
          <table:table-cell office:value-type="float" office:value="29825">
            <text:p>29825</text:p>
          </table:table-cell>
          <table:table-cell office:value-type="float" office:value="17865">
            <text:p>17865</text:p>
          </table:table-cell>
          <table:table-cell office:value-type="float" office:value="41784">
            <text:p>41784</text:p>
          </table:table-cell>
          <table:table-cell table:number-columns-repeated="4"/>
        </table:table-row>
        <table:table-row table:style-name="ro3">
          <table:table-cell office:value-type="string">
            <text:p>clonebased-Genetic</text:p>
          </table:table-cell>
          <table:table-cell office:value-type="float" office:value="3">
            <text:p>3</text:p>
          </table:table-cell>
          <table:table-cell office:value-type="float" office:value="0.175578">
            <text:p>0,175578</text:p>
          </table:table-cell>
          <table:table-cell office:value-type="float" office:value="0.106855">
            <text:p>0,106855</text:p>
          </table:table-cell>
          <table:table-cell office:value-type="float" office:value="0.244302">
            <text:p>0,244302</text:p>
          </table:table-cell>
          <table:table-cell office:value-type="float" office:value="31526">
            <text:p>31526</text:p>
          </table:table-cell>
          <table:table-cell office:value-type="float" office:value="19767">
            <text:p>19767</text:p>
          </table:table-cell>
          <table:table-cell office:value-type="float" office:value="43284">
            <text:p>43284</text:p>
          </table:table-cell>
          <table:table-cell table:number-columns-repeated="4"/>
        </table:table-row>
        <table:table-row table:style-name="ro3">
          <table:table-cell office:value-type="string">
            <text:p>clonebased-Genetic</text:p>
          </table:table-cell>
          <table:table-cell office:value-type="float" office:value="4">
            <text:p>4</text:p>
          </table:table-cell>
          <table:table-cell office:value-type="float" office:value="0.190999">
            <text:p>0,190999</text:p>
          </table:table-cell>
          <table:table-cell office:value-type="float" office:value="0.085972">
            <text:p>0,085972</text:p>
          </table:table-cell>
          <table:table-cell office:value-type="float" office:value="0.296026">
            <text:p>0,296026</text:p>
          </table:table-cell>
          <table:table-cell office:value-type="float" office:value="31322">
            <text:p>31322</text:p>
          </table:table-cell>
          <table:table-cell office:value-type="float" office:value="20843">
            <text:p>20843</text:p>
          </table:table-cell>
          <table:table-cell office:value-type="float" office:value="41800">
            <text:p>41800</text:p>
          </table:table-cell>
          <table:table-cell table:number-columns-repeated="4"/>
        </table:table-row>
        <table:table-row table:style-name="ro3">
          <table:table-cell office:value-type="string">
            <text:p>clonebased-Genetic</text:p>
          </table:table-cell>
          <table:table-cell office:value-type="float" office:value="5">
            <text:p>5</text:p>
          </table:table-cell>
          <table:table-cell office:value-type="float" office:value="0.212833">
            <text:p>0,212833</text:p>
          </table:table-cell>
          <table:table-cell office:value-type="float" office:value="-0.019552">
            <text:p>-0,019552</text:p>
          </table:table-cell>
          <table:table-cell office:value-type="float" office:value="0.445218">
            <text:p>0,445218</text:p>
          </table:table-cell>
          <table:table-cell office:value-type="float" office:value="34471">
            <text:p>34471</text:p>
          </table:table-cell>
          <table:table-cell office:value-type="float" office:value="25784">
            <text:p>25784</text:p>
          </table:table-cell>
          <table:table-cell office:value-type="float" office:value="43157">
            <text:p>43157</text:p>
          </table:table-cell>
          <table:table-cell table:number-columns-repeated="4"/>
        </table:table-row>
        <table:table-row table:style-name="ro3">
          <table:table-cell office:value-type="string">
            <text:p>clonebased-Genetic</text:p>
          </table:table-cell>
          <table:table-cell office:value-type="float" office:value="6">
            <text:p>6</text:p>
          </table:table-cell>
          <table:table-cell office:value-type="float" office:value="0.178495">
            <text:p>0,178495</text:p>
          </table:table-cell>
          <table:table-cell office:value-type="float" office:value="0.097117">
            <text:p>0,097117</text:p>
          </table:table-cell>
          <table:table-cell office:value-type="float" office:value="0.259874">
            <text:p>0,259874</text:p>
          </table:table-cell>
          <table:table-cell office:value-type="float" office:value="33637">
            <text:p>33637</text:p>
          </table:table-cell>
          <table:table-cell office:value-type="float" office:value="21847">
            <text:p>21847</text:p>
          </table:table-cell>
          <table:table-cell office:value-type="float" office:value="45426">
            <text:p>45426</text:p>
          </table:table-cell>
          <table:table-cell table:number-columns-repeated="4"/>
        </table:table-row>
        <table:table-row table:style-name="ro3">
          <table:table-cell office:value-type="string">
            <text:p>clonebased-Genetic</text:p>
          </table:table-cell>
          <table:table-cell office:value-type="float" office:value="7">
            <text:p>7</text:p>
          </table:table-cell>
          <table:table-cell office:value-type="float" office:value="0.172391">
            <text:p>0,172391</text:p>
          </table:table-cell>
          <table:table-cell office:value-type="float" office:value="0.118253">
            <text:p>0,118253</text:p>
          </table:table-cell>
          <table:table-cell office:value-type="float" office:value="0.22653">
            <text:p>0,22653</text:p>
          </table:table-cell>
          <table:table-cell office:value-type="float" office:value="41344">
            <text:p>41344</text:p>
          </table:table-cell>
          <table:table-cell office:value-type="float" office:value="23788">
            <text:p>23788</text:p>
          </table:table-cell>
          <table:table-cell office:value-type="float" office:value="58899">
            <text:p>58899</text:p>
          </table:table-cell>
          <table:table-cell table:number-columns-repeated="4"/>
        </table:table-row>
        <table:table-row table:style-name="ro3">
          <table:table-cell office:value-type="string">
            <text:p>clonebased-Genetic</text:p>
          </table:table-cell>
          <table:table-cell office:value-type="float" office:value="8">
            <text:p>8</text:p>
          </table:table-cell>
          <table:table-cell office:value-type="float" office:value="0.206016">
            <text:p>0,206016</text:p>
          </table:table-cell>
          <table:table-cell office:value-type="float" office:value="0.034579">
            <text:p>0,034579</text:p>
          </table:table-cell>
          <table:table-cell office:value-type="float" office:value="0.377454">
            <text:p>0,377454</text:p>
          </table:table-cell>
          <table:table-cell office:value-type="float" office:value="44277">
            <text:p>44277</text:p>
          </table:table-cell>
          <table:table-cell office:value-type="float" office:value="29392">
            <text:p>29392</text:p>
          </table:table-cell>
          <table:table-cell office:value-type="float" office:value="59161">
            <text:p>59161</text:p>
          </table:table-cell>
          <table:table-cell table:number-columns-repeated="4"/>
        </table:table-row>
        <table:table-row table:style-name="ro3">
          <table:table-cell office:value-type="string">
            <text:p>clonebased_revised-Genetic</text:p>
          </table:table-cell>
          <table:table-cell office:value-type="float" office:value="1">
            <text:p>1</text:p>
          </table:table-cell>
          <table:table-cell office:value-type="float" office:value="0.187108">
            <text:p>0,187108</text:p>
          </table:table-cell>
          <table:table-cell office:value-type="float" office:value="0.08531">
            <text:p>0,08531</text:p>
          </table:table-cell>
          <table:table-cell office:value-type="float" office:value="0.288906">
            <text:p>0,288906</text:p>
          </table:table-cell>
          <table:table-cell office:value-type="float" office:value="42203">
            <text:p>42203</text:p>
          </table:table-cell>
          <table:table-cell office:value-type="float" office:value="29076">
            <text:p>29076</text:p>
          </table:table-cell>
          <table:table-cell office:value-type="float" office:value="55329">
            <text:p>55329</text:p>
          </table:table-cell>
          <table:table-cell table:number-columns-repeated="4"/>
        </table:table-row>
        <table:table-row table:style-name="ro3">
          <table:table-cell office:value-type="string">
            <text:p>clonebased_revised-Genetic</text:p>
          </table:table-cell>
          <table:table-cell office:value-type="float" office:value="2">
            <text:p>2</text:p>
          </table:table-cell>
          <table:table-cell office:value-type="float" office:value="0.181177">
            <text:p>0,181177</text:p>
          </table:table-cell>
          <table:table-cell office:value-type="float" office:value="0.111209">
            <text:p>0,111209</text:p>
          </table:table-cell>
          <table:table-cell office:value-type="float" office:value="0.251146">
            <text:p>0,251146</text:p>
          </table:table-cell>
          <table:table-cell office:value-type="float" office:value="27225">
            <text:p>27225</text:p>
          </table:table-cell>
          <table:table-cell office:value-type="float" office:value="17211">
            <text:p>17211</text:p>
          </table:table-cell>
          <table:table-cell office:value-type="float" office:value="37238">
            <text:p>37238</text:p>
          </table:table-cell>
          <table:table-cell table:number-columns-repeated="4"/>
        </table:table-row>
        <table:table-row table:style-name="ro3">
          <table:table-cell office:value-type="string">
            <text:p>clonebased_revised-Genetic</text:p>
          </table:table-cell>
          <table:table-cell office:value-type="float" office:value="3">
            <text:p>3</text:p>
          </table:table-cell>
          <table:table-cell office:value-type="float" office:value="0.174866">
            <text:p>0,174866</text:p>
          </table:table-cell>
          <table:table-cell office:value-type="float" office:value="0.10765">
            <text:p>0,10765</text:p>
          </table:table-cell>
          <table:table-cell office:value-type="float" office:value="0.242081">
            <text:p>0,242081</text:p>
          </table:table-cell>
          <table:table-cell office:value-type="float" office:value="25512">
            <text:p>25512</text:p>
          </table:table-cell>
          <table:table-cell office:value-type="float" office:value="13571">
            <text:p>13571</text:p>
          </table:table-cell>
          <table:table-cell office:value-type="float" office:value="37452">
            <text:p>37452</text:p>
          </table:table-cell>
          <table:table-cell table:number-columns-repeated="4"/>
        </table:table-row>
        <table:table-row table:style-name="ro3">
          <table:table-cell office:value-type="string">
            <text:p>clonebased_revised-Genetic</text:p>
          </table:table-cell>
          <table:table-cell office:value-type="float" office:value="4">
            <text:p>4</text:p>
          </table:table-cell>
          <table:table-cell office:value-type="float" office:value="0.189151">
            <text:p>0,189151</text:p>
          </table:table-cell>
          <table:table-cell office:value-type="float" office:value="0.089634">
            <text:p>0,089634</text:p>
          </table:table-cell>
          <table:table-cell office:value-type="float" office:value="0.288669">
            <text:p>0,288669</text:p>
          </table:table-cell>
          <table:table-cell office:value-type="float" office:value="26464">
            <text:p>26464</text:p>
          </table:table-cell>
          <table:table-cell office:value-type="float" office:value="13428">
            <text:p>13428</text:p>
          </table:table-cell>
          <table:table-cell office:value-type="float" office:value="39499">
            <text:p>39499</text:p>
          </table:table-cell>
          <table:table-cell table:number-columns-repeated="4"/>
        </table:table-row>
        <table:table-row table:style-name="ro3">
          <table:table-cell office:value-type="string">
            <text:p>clonebased_revised-Genetic</text:p>
          </table:table-cell>
          <table:table-cell office:value-type="float" office:value="5">
            <text:p>5</text:p>
          </table:table-cell>
          <table:table-cell office:value-type="float" office:value="0.207488">
            <text:p>0,207488</text:p>
          </table:table-cell>
          <table:table-cell office:value-type="float" office:value="-0.015237">
            <text:p>-0,015237</text:p>
          </table:table-cell>
          <table:table-cell office:value-type="float" office:value="0.430213">
            <text:p>0,430213</text:p>
          </table:table-cell>
          <table:table-cell office:value-type="float" office:value="33570">
            <text:p>33570</text:p>
          </table:table-cell>
          <table:table-cell office:value-type="float" office:value="22509">
            <text:p>22509</text:p>
          </table:table-cell>
          <table:table-cell office:value-type="float" office:value="44630">
            <text:p>44630</text:p>
          </table:table-cell>
          <table:table-cell table:number-columns-repeated="4"/>
        </table:table-row>
        <table:table-row table:style-name="ro3">
          <table:table-cell office:value-type="string">
            <text:p>clonebased_revised-Genetic</text:p>
          </table:table-cell>
          <table:table-cell office:value-type="float" office:value="6">
            <text:p>6</text:p>
          </table:table-cell>
          <table:table-cell office:value-type="float" office:value="0.178934">
            <text:p>0,178934</text:p>
          </table:table-cell>
          <table:table-cell office:value-type="float" office:value="0.08145">
            <text:p>0,08145</text:p>
          </table:table-cell>
          <table:table-cell office:value-type="float" office:value="0.276417">
            <text:p>0,276417</text:p>
          </table:table-cell>
          <table:table-cell office:value-type="float" office:value="39383">
            <text:p>39383</text:p>
          </table:table-cell>
          <table:table-cell office:value-type="float" office:value="31658">
            <text:p>31658</text:p>
          </table:table-cell>
          <table:table-cell office:value-type="float" office:value="47107">
            <text:p>47107</text:p>
          </table:table-cell>
          <table:table-cell table:number-columns-repeated="4"/>
        </table:table-row>
        <table:table-row table:style-name="ro3">
          <table:table-cell office:value-type="string">
            <text:p>clonebased_revised-Genetic</text:p>
          </table:table-cell>
          <table:table-cell office:value-type="float" office:value="7">
            <text:p>7</text:p>
          </table:table-cell>
          <table:table-cell office:value-type="float" office:value="0.172557">
            <text:p>0,172557</text:p>
          </table:table-cell>
          <table:table-cell office:value-type="float" office:value="0.115423">
            <text:p>0,115423</text:p>
          </table:table-cell>
          <table:table-cell office:value-type="float" office:value="0.22969">
            <text:p>0,22969</text:p>
          </table:table-cell>
          <table:table-cell office:value-type="float" office:value="43381">
            <text:p>43381</text:p>
          </table:table-cell>
          <table:table-cell office:value-type="float" office:value="36507">
            <text:p>36507</text:p>
          </table:table-cell>
          <table:table-cell office:value-type="float" office:value="50254">
            <text:p>50254</text:p>
          </table:table-cell>
          <table:table-cell table:number-columns-repeated="4"/>
        </table:table-row>
        <table:table-row table:style-name="ro3">
          <table:table-cell office:value-type="string">
            <text:p>clonebased_revised-Genetic</text:p>
          </table:table-cell>
          <table:table-cell office:value-type="float" office:value="8">
            <text:p>8</text:p>
          </table:table-cell>
          <table:table-cell office:value-type="float" office:value="0.192386">
            <text:p>0,192386</text:p>
          </table:table-cell>
          <table:table-cell office:value-type="float" office:value="0.012714">
            <text:p>0,012714</text:p>
          </table:table-cell>
          <table:table-cell office:value-type="float" office:value="0.372058">
            <text:p>0,372058</text:p>
          </table:table-cell>
          <table:table-cell office:value-type="float" office:value="42303">
            <text:p>42303</text:p>
          </table:table-cell>
          <table:table-cell office:value-type="float" office:value="34204">
            <text:p>34204</text:p>
          </table:table-cell>
          <table:table-cell office:value-type="float" office:value="50401">
            <text:p>50401</text:p>
          </table:table-cell>
          <table:table-cell table:number-columns-repeated="4"/>
        </table:table-row>
        <table:table-row table:style-name="ro3">
          <table:table-cell office:value-type="string">
            <text:p>mlp</text:p>
          </table:table-cell>
          <table:table-cell office:value-type="float" office:value="1">
            <text:p>1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4099">
            <text:p>34099</text:p>
          </table:table-cell>
          <table:table-cell office:value-type="float" office:value="33209">
            <text:p>33209</text:p>
          </table:table-cell>
          <table:table-cell office:value-type="float" office:value="34988">
            <text:p>34988</text:p>
          </table:table-cell>
          <table:table-cell table:number-columns-repeated="4"/>
        </table:table-row>
        <table:table-row table:style-name="ro3">
          <table:table-cell office:value-type="string">
            <text:p>mlp</text:p>
          </table:table-cell>
          <table:table-cell office:value-type="float" office:value="2">
            <text:p>2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3669">
            <text:p>33669</text:p>
          </table:table-cell>
          <table:table-cell office:value-type="float" office:value="31413">
            <text:p>31413</text:p>
          </table:table-cell>
          <table:table-cell office:value-type="float" office:value="35924">
            <text:p>35924</text:p>
          </table:table-cell>
          <table:table-cell table:number-columns-repeated="4"/>
        </table:table-row>
        <table:table-row table:style-name="ro3">
          <table:table-cell office:value-type="string">
            <text:p>mlp</text:p>
          </table:table-cell>
          <table:table-cell office:value-type="float" office:value="3">
            <text:p>3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4029">
            <text:p>34029</text:p>
          </table:table-cell>
          <table:table-cell office:value-type="float" office:value="33578">
            <text:p>33578</text:p>
          </table:table-cell>
          <table:table-cell office:value-type="float" office:value="34479">
            <text:p>34479</text:p>
          </table:table-cell>
          <table:table-cell table:number-columns-repeated="4"/>
        </table:table-row>
        <table:table-row table:style-name="ro3">
          <table:table-cell office:value-type="string">
            <text:p>mlp</text:p>
          </table:table-cell>
          <table:table-cell office:value-type="float" office:value="4">
            <text:p>4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2139">
            <text:p>32139</text:p>
          </table:table-cell>
          <table:table-cell office:value-type="float" office:value="25908">
            <text:p>25908</text:p>
          </table:table-cell>
          <table:table-cell office:value-type="float" office:value="38369">
            <text:p>38369</text:p>
          </table:table-cell>
          <table:table-cell table:number-columns-repeated="4"/>
        </table:table-row>
        <table:table-row table:style-name="ro3">
          <table:table-cell office:value-type="string">
            <text:p>mlp</text:p>
          </table:table-cell>
          <table:table-cell office:value-type="float" office:value="5">
            <text:p>5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2881">
            <text:p>32881</text:p>
          </table:table-cell>
          <table:table-cell office:value-type="float" office:value="27165">
            <text:p>27165</text:p>
          </table:table-cell>
          <table:table-cell office:value-type="float" office:value="38596">
            <text:p>38596</text:p>
          </table:table-cell>
          <table:table-cell table:number-columns-repeated="4"/>
        </table:table-row>
        <table:table-row table:style-name="ro3">
          <table:table-cell office:value-type="string">
            <text:p>mlp</text:p>
          </table:table-cell>
          <table:table-cell office:value-type="float" office:value="6">
            <text:p>6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3001">
            <text:p>33001</text:p>
          </table:table-cell>
          <table:table-cell office:value-type="float" office:value="28210">
            <text:p>28210</text:p>
          </table:table-cell>
          <table:table-cell office:value-type="float" office:value="37791">
            <text:p>37791</text:p>
          </table:table-cell>
          <table:table-cell table:number-columns-repeated="4"/>
        </table:table-row>
        <table:table-row table:style-name="ro3">
          <table:table-cell office:value-type="string">
            <text:p>mlp</text:p>
          </table:table-cell>
          <table:table-cell office:value-type="float" office:value="7">
            <text:p>7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3620">
            <text:p>33620</text:p>
          </table:table-cell>
          <table:table-cell office:value-type="float" office:value="31234">
            <text:p>31234</text:p>
          </table:table-cell>
          <table:table-cell office:value-type="float" office:value="36005">
            <text:p>36005</text:p>
          </table:table-cell>
          <table:table-cell table:number-columns-repeated="4"/>
        </table:table-row>
        <table:table-row table:style-name="ro3">
          <table:table-cell office:value-type="string">
            <text:p>mlp</text:p>
          </table:table-cell>
          <table:table-cell office:value-type="float" office:value="8">
            <text:p>8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3327">
            <text:p>33327</text:p>
          </table:table-cell>
          <table:table-cell office:value-type="float" office:value="29124">
            <text:p>29124</text:p>
          </table:table-cell>
          <table:table-cell office:value-type="float" office:value="37529">
            <text:p>37529</text:p>
          </table:table-cell>
          <table:table-cell table:number-columns-repeated="4"/>
        </table:table-row>
        <table:table-row table:style-name="ro3">
          <table:table-cell office:value-type="string">
            <text:p>pmlp</text:p>
          </table:table-cell>
          <table:table-cell office:value-type="float" office:value="1">
            <text:p>1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6441">
            <text:p>36441</text:p>
          </table:table-cell>
          <table:table-cell office:value-type="float" office:value="23009">
            <text:p>23009</text:p>
          </table:table-cell>
          <table:table-cell office:value-type="float" office:value="49872">
            <text:p>49872</text:p>
          </table:table-cell>
          <table:table-cell table:number-columns-repeated="4"/>
        </table:table-row>
        <table:table-row table:style-name="ro3">
          <table:table-cell office:value-type="string">
            <text:p>pmlp</text:p>
          </table:table-cell>
          <table:table-cell office:value-type="float" office:value="2">
            <text:p>2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4148">
            <text:p>34148</text:p>
          </table:table-cell>
          <table:table-cell office:value-type="float" office:value="33689">
            <text:p>33689</text:p>
          </table:table-cell>
          <table:table-cell office:value-type="float" office:value="34606">
            <text:p>34606</text:p>
          </table:table-cell>
          <table:table-cell table:number-columns-repeated="4"/>
        </table:table-row>
        <table:table-row table:style-name="ro3">
          <table:table-cell office:value-type="string">
            <text:p>pmlp</text:p>
          </table:table-cell>
          <table:table-cell office:value-type="float" office:value="3">
            <text:p>3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3010">
            <text:p>33010</text:p>
          </table:table-cell>
          <table:table-cell office:value-type="float" office:value="28268">
            <text:p>28268</text:p>
          </table:table-cell>
          <table:table-cell office:value-type="float" office:value="37751">
            <text:p>37751</text:p>
          </table:table-cell>
          <table:table-cell table:number-columns-repeated="4"/>
        </table:table-row>
        <table:table-row table:style-name="ro3">
          <table:table-cell office:value-type="string">
            <text:p>pmlp</text:p>
          </table:table-cell>
          <table:table-cell office:value-type="float" office:value="4">
            <text:p>4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5441">
            <text:p>35441</text:p>
          </table:table-cell>
          <table:table-cell office:value-type="float" office:value="27081">
            <text:p>27081</text:p>
          </table:table-cell>
          <table:table-cell office:value-type="float" office:value="43800">
            <text:p>43800</text:p>
          </table:table-cell>
          <table:table-cell table:number-columns-repeated="4"/>
        </table:table-row>
        <table:table-row table:style-name="ro3">
          <table:table-cell office:value-type="string">
            <text:p>pmlp</text:p>
          </table:table-cell>
          <table:table-cell office:value-type="float" office:value="5">
            <text:p>5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2230">
            <text:p>32230</text:p>
          </table:table-cell>
          <table:table-cell office:value-type="float" office:value="26620">
            <text:p>26620</text:p>
          </table:table-cell>
          <table:table-cell office:value-type="float" office:value="37839">
            <text:p>37839</text:p>
          </table:table-cell>
          <table:table-cell table:number-columns-repeated="4"/>
        </table:table-row>
        <table:table-row table:style-name="ro3">
          <table:table-cell office:value-type="string">
            <text:p>pmlp</text:p>
          </table:table-cell>
          <table:table-cell office:value-type="float" office:value="6">
            <text:p>6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3726">
            <text:p>33726</text:p>
          </table:table-cell>
          <table:table-cell office:value-type="float" office:value="31877">
            <text:p>31877</text:p>
          </table:table-cell>
          <table:table-cell office:value-type="float" office:value="35574">
            <text:p>35574</text:p>
          </table:table-cell>
          <table:table-cell table:number-columns-repeated="4"/>
        </table:table-row>
        <table:table-row table:style-name="ro3">
          <table:table-cell office:value-type="string">
            <text:p>pmlp</text:p>
          </table:table-cell>
          <table:table-cell office:value-type="float" office:value="7">
            <text:p>7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5539">
            <text:p>35539</text:p>
          </table:table-cell>
          <table:table-cell office:value-type="float" office:value="25425">
            <text:p>25425</text:p>
          </table:table-cell>
          <table:table-cell office:value-type="float" office:value="45652">
            <text:p>45652</text:p>
          </table:table-cell>
          <table:table-cell table:number-columns-repeated="4"/>
        </table:table-row>
        <table:table-row table:style-name="ro3">
          <table:table-cell office:value-type="string">
            <text:p>pmlp</text:p>
          </table:table-cell>
          <table:table-cell office:value-type="float" office:value="8">
            <text:p>8</text:p>
          </table:table-cell>
          <table:table-cell office:value-type="float" office:value="0.187099">
            <text:p>0,187099</text:p>
          </table:table-cell>
          <table:table-cell office:value-type="float" office:value="0.088573">
            <text:p>0,088573</text:p>
          </table:table-cell>
          <table:table-cell office:value-type="float" office:value="0.285624">
            <text:p>0,285624</text:p>
          </table:table-cell>
          <table:table-cell office:value-type="float" office:value="34098">
            <text:p>34098</text:p>
          </table:table-cell>
          <table:table-cell office:value-type="float" office:value="33694">
            <text:p>33694</text:p>
          </table:table-cell>
          <table:table-cell office:value-type="float" office:value="34501">
            <text:p>34501</text:p>
          </table:table-cell>
          <table:table-cell table:number-columns-repeated="4"/>
        </table:table-row>
        <table:table-row table:style-name="ro3">
          <table:table-cell office:value-type="string">
            <text:p>batch</text:p>
          </table:table-cell>
          <table:table-cell office:value-type="float" office:value="1">
            <text:p>1</text:p>
          </table:table-cell>
          <table:table-cell office:value-type="float" office:value="0.140701">
            <text:p>0,140701</text:p>
          </table:table-cell>
          <table:table-cell office:value-type="float" office:value="0.096499">
            <text:p>0,096499</text:p>
          </table:table-cell>
          <table:table-cell office:value-type="float" office:value="0.184903">
            <text:p>0,184903</text:p>
          </table:table-cell>
          <table:table-cell office:value-type="float" office:value="33866">
            <text:p>33866</text:p>
          </table:table-cell>
          <table:table-cell office:value-type="float" office:value="20265">
            <text:p>20265</text:p>
          </table:table-cell>
          <table:table-cell office:value-type="float" office:value="47466">
            <text:p>47466</text:p>
          </table:table-cell>
          <table:table-cell table:number-columns-repeated="4"/>
        </table:table-row>
        <table:table-row table:style-name="ro3">
          <table:table-cell office:value-type="string">
            <text:p>batch</text:p>
          </table:table-cell>
          <table:table-cell office:value-type="float" office:value="2">
            <text:p>2</text:p>
          </table:table-cell>
          <table:table-cell office:value-type="float" office:value="0.140701">
            <text:p>0,140701</text:p>
          </table:table-cell>
          <table:table-cell office:value-type="float" office:value="0.096499">
            <text:p>0,096499</text:p>
          </table:table-cell>
          <table:table-cell office:value-type="float" office:value="0.184903">
            <text:p>0,184903</text:p>
          </table:table-cell>
          <table:table-cell office:value-type="float" office:value="31190">
            <text:p>31190</text:p>
          </table:table-cell>
          <table:table-cell office:value-type="float" office:value="27226">
            <text:p>27226</text:p>
          </table:table-cell>
          <table:table-cell office:value-type="float" office:value="35153">
            <text:p>35153</text:p>
          </table:table-cell>
          <table:table-cell table:number-columns-repeated="4"/>
        </table:table-row>
        <table:table-row table:style-name="ro3">
          <table:table-cell office:value-type="string">
            <text:p>batch</text:p>
          </table:table-cell>
          <table:table-cell office:value-type="float" office:value="3">
            <text:p>3</text:p>
          </table:table-cell>
          <table:table-cell office:value-type="float" office:value="0.140701">
            <text:p>0,140701</text:p>
          </table:table-cell>
          <table:table-cell office:value-type="float" office:value="0.096499">
            <text:p>0,096499</text:p>
          </table:table-cell>
          <table:table-cell office:value-type="float" office:value="0.184903">
            <text:p>0,184903</text:p>
          </table:table-cell>
          <table:table-cell office:value-type="float" office:value="31519">
            <text:p>31519</text:p>
          </table:table-cell>
          <table:table-cell office:value-type="float" office:value="28645">
            <text:p>28645</text:p>
          </table:table-cell>
          <table:table-cell office:value-type="float" office:value="34392">
            <text:p>34392</text:p>
          </table:table-cell>
          <table:table-cell table:number-columns-repeated="4"/>
        </table:table-row>
        <table:table-row table:style-name="ro3">
          <table:table-cell office:value-type="string">
            <text:p>batch</text:p>
          </table:table-cell>
          <table:table-cell office:value-type="float" office:value="4">
            <text:p>4</text:p>
          </table:table-cell>
          <table:table-cell office:value-type="float" office:value="0.140701">
            <text:p>0,140701</text:p>
          </table:table-cell>
          <table:table-cell office:value-type="float" office:value="0.096499">
            <text:p>0,096499</text:p>
          </table:table-cell>
          <table:table-cell office:value-type="float" office:value="0.184903">
            <text:p>0,184903</text:p>
          </table:table-cell>
          <table:table-cell office:value-type="float" office:value="31896">
            <text:p>31896</text:p>
          </table:table-cell>
          <table:table-cell office:value-type="float" office:value="30870">
            <text:p>30870</text:p>
          </table:table-cell>
          <table:table-cell office:value-type="float" office:value="32921">
            <text:p>32921</text:p>
          </table:table-cell>
          <table:table-cell table:number-columns-repeated="4"/>
        </table:table-row>
        <table:table-row table:style-name="ro3">
          <table:table-cell office:value-type="string">
            <text:p>batch</text:p>
          </table:table-cell>
          <table:table-cell office:value-type="float" office:value="5">
            <text:p>5</text:p>
          </table:table-cell>
          <table:table-cell office:value-type="float" office:value="0.140701">
            <text:p>0,140701</text:p>
          </table:table-cell>
          <table:table-cell office:value-type="float" office:value="0.096499">
            <text:p>0,096499</text:p>
          </table:table-cell>
          <table:table-cell office:value-type="float" office:value="0.184903">
            <text:p>0,184903</text:p>
          </table:table-cell>
          <table:table-cell office:value-type="float" office:value="34617">
            <text:p>34617</text:p>
          </table:table-cell>
          <table:table-cell office:value-type="float" office:value="21341">
            <text:p>21341</text:p>
          </table:table-cell>
          <table:table-cell office:value-type="float" office:value="47892">
            <text:p>47892</text:p>
          </table:table-cell>
          <table:table-cell table:number-columns-repeated="4"/>
        </table:table-row>
        <table:table-row table:style-name="ro3">
          <table:table-cell office:value-type="string">
            <text:p>batch</text:p>
          </table:table-cell>
          <table:table-cell office:value-type="float" office:value="6">
            <text:p>6</text:p>
          </table:table-cell>
          <table:table-cell office:value-type="float" office:value="0.140701">
            <text:p>0,140701</text:p>
          </table:table-cell>
          <table:table-cell office:value-type="float" office:value="0.096499">
            <text:p>0,096499</text:p>
          </table:table-cell>
          <table:table-cell office:value-type="float" office:value="0.184903">
            <text:p>0,184903</text:p>
          </table:table-cell>
          <table:table-cell office:value-type="float" office:value="35224">
            <text:p>35224</text:p>
          </table:table-cell>
          <table:table-cell office:value-type="float" office:value="20353">
            <text:p>20353</text:p>
          </table:table-cell>
          <table:table-cell office:value-type="float" office:value="50094">
            <text:p>50094</text:p>
          </table:table-cell>
          <table:table-cell table:number-columns-repeated="4"/>
        </table:table-row>
        <table:table-row table:style-name="ro3">
          <table:table-cell office:value-type="string">
            <text:p>batch</text:p>
          </table:table-cell>
          <table:table-cell office:value-type="float" office:value="7">
            <text:p>7</text:p>
          </table:table-cell>
          <table:table-cell office:value-type="float" office:value="0.140701">
            <text:p>0,140701</text:p>
          </table:table-cell>
          <table:table-cell office:value-type="float" office:value="0.096499">
            <text:p>0,096499</text:p>
          </table:table-cell>
          <table:table-cell office:value-type="float" office:value="0.184903">
            <text:p>0,184903</text:p>
          </table:table-cell>
          <table:table-cell office:value-type="float" office:value="33982">
            <text:p>33982</text:p>
          </table:table-cell>
          <table:table-cell office:value-type="float" office:value="21847">
            <text:p>21847</text:p>
          </table:table-cell>
          <table:table-cell office:value-type="float" office:value="46116">
            <text:p>46116</text:p>
          </table:table-cell>
          <table:table-cell table:number-columns-repeated="4"/>
        </table:table-row>
        <table:table-row table:style-name="ro3">
          <table:table-cell office:value-type="string">
            <text:p>batch</text:p>
          </table:table-cell>
          <table:table-cell office:value-type="float" office:value="8">
            <text:p>8</text:p>
          </table:table-cell>
          <table:table-cell office:value-type="float" office:value="0.140701">
            <text:p>0,140701</text:p>
          </table:table-cell>
          <table:table-cell office:value-type="float" office:value="0.096499">
            <text:p>0,096499</text:p>
          </table:table-cell>
          <table:table-cell office:value-type="float" office:value="0.184903">
            <text:p>0,184903</text:p>
          </table:table-cell>
          <table:table-cell office:value-type="float" office:value="31486">
            <text:p>31486</text:p>
          </table:table-cell>
          <table:table-cell office:value-type="float" office:value="28600">
            <text:p>28600</text:p>
          </table:table-cell>
          <table:table-cell office:value-type="float" office:value="34371">
            <text:p>34371</text:p>
          </table:table-cell>
          <table:table-cell table:number-columns-repeated="4"/>
        </table:table-row>
      </table:table>
      <table:table table:name="Tabelle2" table:style-name="ta1">
        <table:table-column table:style-name="co10" table:default-cell-style-name="Default"/>
        <table:table-row table:style-name="ro3">
          <table:table-cell/>
        </table:table-row>
        <table:table-row table:style-name="ro1" table:number-rows-repeated="5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10T20:22:43</dc:date>
    <meta:document-statistic meta:table-count="2" meta:cell-count="484" meta:object-count="0"/>
    <meta:generator>LibreOffice/3.6$Linux_x86 LibreOffice_project/360m1$Build-2</meta:generator>
  </office:meta>
</office:document-meta>
</file>